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family="Arial" style:font-family-generic="swiss" style:font-pitch="variable" fo:font-size="22pt" fo:language="hr" fo:country="HR" style:font-size-asian="22pt" style:language-asian="en" style:country-asian="US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 draw:id="id1">
          <draw:custom-shape draw:style-name="gr1" draw:text-style-name="P1" draw:layer="layout" svg:width="3.81cm" svg:height="1.905cm" svg:x="2.27cm" svg:y="9.255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81cm" svg:height="1.905cm" svg:x="2.905cm" svg:y="9.89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81cm" svg:height="1.905cm" svg:x="3.54cm" svg:y="10.525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2">
          <draw:custom-shape draw:style-name="gr1" draw:text-style-name="P1" draw:layer="layout" svg:width="3.81cm" svg:height="1.905cm" svg:x="13.065cm" svg:y="3.54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81cm" svg:height="1.905cm" svg:x="13.7cm" svg:y="4.175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81cm" svg:height="1.905cm" svg:x="14.335cm" svg:y="4.81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">
          <draw:custom-shape draw:style-name="gr1" draw:text-style-name="P1" draw:layer="layout" svg:width="3.81cm" svg:height="1.905cm" svg:x="13.065cm" svg:y="9.255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81cm" svg:height="1.905cm" svg:x="13.7cm" svg:y="9.89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81cm" svg:height="1.905cm" svg:x="14.335cm" svg:y="10.525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3">
          <draw:custom-shape draw:style-name="gr1" draw:text-style-name="P1" draw:layer="layout" svg:width="3.81cm" svg:height="1.905cm" svg:x="13.065cm" svg:y="15.605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81cm" svg:height="1.905cm" svg:x="13.7cm" svg:y="16.24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81cm" svg:height="1.905cm" svg:x="14.335cm" svg:y="16.875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" draw:text-style-name="P3" draw:layer="layout" svg:width="4.515cm" svg:height="1.987cm" svg:x="2.835cm" svg:y="12.43cm">
          <draw:text-box>
            <text:p text:style-name="P2"><text:span text:style-name="T1">tip sadržaja</text:span></text:p>
            <text:p text:style-name="P2"><text:span text:style-name="T1">File modela</text:span></text:p>
          </draw:text-box>
        </draw:frame>
        <draw:frame draw:style-name="gr2" draw:text-style-name="P3" draw:layer="layout" svg:width="4.44cm" svg:height="1.987cm" svg:x="13.7cm" svg:y="6.715cm">
          <draw:text-box>
            <text:p text:style-name="P2"><text:span text:style-name="T1">generiranje</text:span></text:p>
            <text:p text:style-name="P2"><text:span text:style-name="T1">VHDL k</text:span><text:span text:style-name="T2">ô</text:span><text:span text:style-name="T1">da</text:span></text:p>
          </draw:text-box>
        </draw:frame>
        <draw:frame draw:style-name="gr2" draw:text-style-name="P3" draw:layer="layout" svg:width="7.885cm" svg:height="1.987cm" svg:x="12.428cm" svg:y="12.43cm">
          <draw:text-box>
            <text:p text:style-name="P2"><text:span text:style-name="T1">izvlačenje opisnika</text:span></text:p>
            <text:p text:style-name="P2"><text:span text:style-name="T1">digitalne komponente</text:span></text:p>
          </draw:text-box>
        </draw:frame>
        <draw:frame draw:style-name="gr2" draw:text-style-name="P3" draw:layer="layout" svg:width="5.857cm" svg:height="1.987cm" svg:x="12.43cm" svg:y="18.78cm">
          <draw:text-box>
            <text:p text:style-name="P2"><text:span text:style-name="T1">izvlačenje</text:span></text:p>
            <text:p text:style-name="P2"><text:span text:style-name="T1">međuzavisnosti</text:span></text:p>
          </draw:text-box>
        </draw:frame>
        <draw:connector draw:style-name="gr3" draw:text-style-name="P1" draw:layer="layout" svg:x1="7.35cm" svg:y1="10.842cm" svg:x2="13.065cm" svg:y2="5.127cm" draw:start-shape="id1" draw:start-glue-point="1" draw:end-shape="id2" draw:end-glue-point="3">
          <text:p text:style-name="P2"/>
        </draw:connector>
        <draw:connector draw:style-name="gr3" draw:text-style-name="P1" draw:layer="layout" svg:x1="7.35cm" svg:y1="10.842cm" svg:x2="13.065cm" svg:y2="17.192cm" draw:start-shape="id1" draw:start-glue-point="1" draw:end-shape="id3">
          <text:p text:style-name="P2"/>
        </draw:connector>
        <draw:connector draw:style-name="gr3" draw:text-style-name="P1" draw:layer="layout" svg:x1="7.35cm" svg:y1="10.842cm" svg:x2="13.065cm" svg:y2="10.842cm" draw:start-shape="id1" draw:start-glue-point="1" draw:end-shape="id4" draw:end-glue-point="3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fo:line-height="150%" style:text-autospace="none"/>
      <style:text-properties fo:font-size="11pt" fo:language="en" fo:country="US" style:language-asian="en" style:country-asian="US" style:font-size-complex="11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ro</meta:initial-creator>
    <meta:creation-date>2008-04-03T00:10:44</meta:creation-date>
    <dc:creator>Miro</dc:creator>
    <dc:date>2008-04-03T00:20:03</dc:date>
    <meta:editing-cycles>6</meta:editing-cycles>
    <meta:editing-duration>PT9M19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